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6.9271in" fo:margin-left="0in" fo:break-before="page" table:align="left"/>
    </style:style>
    <style:style style:name="Table4.A" style:family="table-column">
      <style:table-column-properties style:column-width="1.4375in"/>
    </style:style>
    <style:style style:name="Table4.B" style:family="table-column">
      <style:table-column-properties style:column-width="5.4896in"/>
    </style:style>
    <style:style style:name="Table4.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4.B1" style:family="table-cell">
      <style:table-cell-properties style:vertical-align="middle" fo:background-color="transparent" fo:padding="0.0382in" fo:border="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5.4896in"/>
    </style:style>
    <style:style style:name="Table3.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382in" fo:border="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4375in"/>
    </style:style>
    <style:style style:name="Table6.B" style:family="table-column">
      <style:table-column-properties style:column-width="5.4896in"/>
    </style:style>
    <style:style style:name="Table6.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transparent" fo:padding="0.0382in" fo:border="0.05pt solid #000000">
        <style:background-image/>
      </style:table-cell-properties>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4375in"/>
    </style:style>
    <style:style style:name="Table8.B" style:family="table-column">
      <style:table-column-properties style:column-width="5.4896in"/>
    </style:style>
    <style:style style:name="Table8.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background-color="transparent" fo:padding="0.0382in" fo:border="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4375in"/>
    </style:style>
    <style:style style:name="Table10.B" style:family="table-column">
      <style:table-column-properties style:column-width="5.4896in"/>
    </style:style>
    <style:style style:name="Table10.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0.B1" style:family="table-cell">
      <style:table-cell-properties style:vertical-align="middle" fo:background-color="transparent" fo:padding="0.0382in" fo:border="0.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3.4618in" style:rel-column-width="32760*"/>
    </style:style>
    <style:style style:name="Table11.B" style:family="table-column">
      <style:table-column-properties style:column-width="3.4632in" style:rel-column-width="32775*"/>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4375in"/>
    </style:style>
    <style:style style:name="Table12.B" style:family="table-column">
      <style:table-column-properties style:column-width="5.4896in"/>
    </style:style>
    <style:style style:name="Table12.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2.B1" style:family="table-cell">
      <style:table-cell-properties style:vertical-align="middle" fo:background-color="transparent"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3.4618in" style:rel-column-width="32760*"/>
    </style:style>
    <style:style style:name="Table13.B" style:family="table-column">
      <style:table-column-properties style:column-width="3.4632in" style:rel-column-width="3277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4375in"/>
    </style:style>
    <style:style style:name="Table14.B" style:family="table-column">
      <style:table-column-properties style:column-width="5.4896in"/>
    </style:style>
    <style:style style:name="Table14.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4.B1" style:family="table-cell">
      <style:table-cell-properties style:vertical-align="middle" fo:background-color="transparent" fo:padding="0.0382in" fo:border="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18in" style:rel-column-width="32760*"/>
    </style:style>
    <style:style style:name="Table15.B" style:family="table-column">
      <style:table-column-properties style:column-width="3.4632in" style:rel-column-width="32775*"/>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4375in"/>
    </style:style>
    <style:style style:name="Table16.B" style:family="table-column">
      <style:table-column-properties style:column-width="5.4896in"/>
    </style:style>
    <style:style style:name="Table16.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382in" fo:border="0.05pt solid #000000">
        <style:background-image/>
      </style:table-cell-properties>
    </style:style>
    <style:style style:name="Table17" style:family="table">
      <style:table-properties style:width="6.925in" table:align="margins"/>
    </style:style>
    <style:style style:name="Table17.A" style:family="table-column">
      <style:table-column-properties style:column-width="3.4618in" style:rel-column-width="32760*"/>
    </style:style>
    <style:style style:name="Table17.B" style:family="table-column">
      <style:table-column-properties style:column-width="3.4632in" style:rel-column-width="3277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4375in"/>
    </style:style>
    <style:style style:name="Table18.B" style:family="table-column">
      <style:table-column-properties style:column-width="5.4896in"/>
    </style:style>
    <style:style style:name="Table18.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8.B1" style:family="table-cell">
      <style:table-cell-properties style:vertical-align="middle" fo:background-color="transparent" fo:padding="0.0382in" fo:border="0.05pt solid #000000">
        <style:background-image/>
      </style:table-cell-properties>
    </style:style>
    <style:style style:name="Table19" style:family="table">
      <style:table-properties style:width="6.925in" table:align="margins"/>
    </style:style>
    <style:style style:name="Table19.A" style:family="table-column">
      <style:table-column-properties style:column-width="3.4618in" style:rel-column-width="32760*"/>
    </style:style>
    <style:style style:name="Table19.B" style:family="table-column">
      <style:table-column-properties style:column-width="3.4632in" style:rel-column-width="32775*"/>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4375in"/>
    </style:style>
    <style:style style:name="Table20.B" style:family="table-column">
      <style:table-column-properties style:column-width="5.4896in"/>
    </style:style>
    <style:style style:name="Table20.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0.B1" style:family="table-cell">
      <style:table-cell-properties style:vertical-align="middle" fo:background-color="transparent" fo:padding="0.0382in" fo:border="0.05pt solid #000000">
        <style:background-image/>
      </style:table-cell-properties>
    </style:style>
    <style:style style:name="Table21" style:family="table">
      <style:table-properties style:width="6.925in" table:align="margins"/>
    </style:style>
    <style:style style:name="Table21.A" style:family="table-column">
      <style:table-column-properties style:column-width="3.4618in" style:rel-column-width="32760*"/>
    </style:style>
    <style:style style:name="Table21.B" style:family="table-column">
      <style:table-column-properties style:column-width="3.4632in" style:rel-column-width="32775*"/>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4375in"/>
    </style:style>
    <style:style style:name="Table22.B" style:family="table-column">
      <style:table-column-properties style:column-width="5.4896in"/>
    </style:style>
    <style:style style:name="Table22.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2.B1" style:family="table-cell">
      <style:table-cell-properties style:vertical-align="middle" fo:background-color="transparent" fo:padding="0.0382in" fo:border="0.05pt solid #000000">
        <style:background-image/>
      </style:table-cell-properties>
    </style:style>
    <style:style style:name="Table23" style:family="table">
      <style:table-properties style:width="6.925in" table:align="margins"/>
    </style:style>
    <style:style style:name="Table23.A" style:family="table-column">
      <style:table-column-properties style:column-width="3.4618in" style:rel-column-width="32760*"/>
    </style:style>
    <style:style style:name="Table23.B" style:family="table-column">
      <style:table-column-properties style:column-width="3.4632in" style:rel-column-width="32775*"/>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font-style="italic" officeooo:rsid="000f3b68" officeooo:paragraph-rsid="000f3b68" style:font-style-asian="italic" style:font-style-complex="italic"/>
    </style:style>
    <style:style style:name="P2" style:family="paragraph" style:parent-style-name="Standard">
      <style:text-properties officeooo:rsid="000f3b68" officeooo:paragraph-rsid="000f3b68"/>
    </style:style>
    <style:style style:name="P3" style:family="paragraph" style:parent-style-name="Standard">
      <style:text-properties officeooo:rsid="000f3b68" officeooo:paragraph-rsid="001c168d"/>
    </style:style>
    <style:style style:name="P4" style:family="paragraph" style:parent-style-name="Standard">
      <style:text-properties officeooo:rsid="000f3b68" officeooo:paragraph-rsid="00276379"/>
    </style:style>
    <style:style style:name="P5" style:family="paragraph" style:parent-style-name="Standard">
      <style:text-properties officeooo:rsid="000f3b68" officeooo:paragraph-rsid="003c1e4b"/>
    </style:style>
    <style:style style:name="P6" style:family="paragraph" style:parent-style-name="Standard">
      <style:text-properties officeooo:rsid="000f3b68" officeooo:paragraph-rsid="00412273"/>
    </style:style>
    <style:style style:name="P7" style:family="paragraph" style:parent-style-name="Standard">
      <style:text-properties officeooo:rsid="000f3b68" officeooo:paragraph-rsid="004486c2"/>
    </style:style>
    <style:style style:name="P8" style:family="paragraph" style:parent-style-name="Standard">
      <style:text-properties officeooo:rsid="000f3b68" officeooo:paragraph-rsid="004c1c78"/>
    </style:style>
    <style:style style:name="P9" style:family="paragraph" style:parent-style-name="Standard">
      <style:text-properties officeooo:rsid="000f3b68" officeooo:paragraph-rsid="00504858"/>
    </style:style>
    <style:style style:name="P10" style:family="paragraph" style:parent-style-name="Standard">
      <style:text-properties officeooo:rsid="000f3b68" officeooo:paragraph-rsid="0052f8e1"/>
    </style:style>
    <style:style style:name="P11" style:family="paragraph" style:parent-style-name="Standard">
      <style:text-properties officeooo:rsid="000f3b68" officeooo:paragraph-rsid="005518e6"/>
    </style:style>
    <style:style style:name="P12" style:family="paragraph" style:parent-style-name="Standard">
      <style:text-properties officeooo:rsid="000f3b68" officeooo:paragraph-rsid="0060a2ae"/>
    </style:style>
    <style:style style:name="P13" style:family="paragraph" style:parent-style-name="Standard">
      <style:text-properties officeooo:rsid="00176174" officeooo:paragraph-rsid="00176174"/>
    </style:style>
    <style:style style:name="P14" style:family="paragraph" style:parent-style-name="Standard">
      <style:text-properties officeooo:rsid="001c168d" officeooo:paragraph-rsid="001c168d"/>
    </style:style>
    <style:style style:name="P15" style:family="paragraph" style:parent-style-name="Standard">
      <style:text-properties officeooo:rsid="001c168d" officeooo:paragraph-rsid="001cfb79"/>
    </style:style>
    <style:style style:name="P16" style:family="paragraph" style:parent-style-name="Standard">
      <style:text-properties officeooo:paragraph-rsid="00276379"/>
    </style:style>
    <style:style style:name="P17" style:family="paragraph" style:parent-style-name="Standard">
      <style:text-properties officeooo:paragraph-rsid="003c1e4b"/>
    </style:style>
    <style:style style:name="P18" style:family="paragraph" style:parent-style-name="Standard">
      <style:text-properties officeooo:paragraph-rsid="00412273"/>
    </style:style>
    <style:style style:name="P19" style:family="paragraph" style:parent-style-name="Standard">
      <style:text-properties officeooo:paragraph-rsid="004486c2"/>
    </style:style>
    <style:style style:name="P20" style:family="paragraph" style:parent-style-name="Standard">
      <style:text-properties officeooo:paragraph-rsid="004c1c78"/>
    </style:style>
    <style:style style:name="P21" style:family="paragraph" style:parent-style-name="Standard">
      <style:text-properties officeooo:paragraph-rsid="00504858"/>
    </style:style>
    <style:style style:name="P22" style:family="paragraph" style:parent-style-name="Standard">
      <style:text-properties officeooo:paragraph-rsid="0052f8e1"/>
    </style:style>
    <style:style style:name="P23" style:family="paragraph" style:parent-style-name="Standard">
      <style:text-properties officeooo:paragraph-rsid="005518e6"/>
    </style:style>
    <style:style style:name="P24" style:family="paragraph" style:parent-style-name="Standard">
      <style:text-properties fo:font-style="normal" officeooo:rsid="000f3b68" officeooo:paragraph-rsid="005518e6" style:font-style-asian="normal" style:font-style-complex="normal"/>
    </style:style>
    <style:style style:name="P25" style:family="paragraph" style:parent-style-name="Standard">
      <style:text-properties officeooo:paragraph-rsid="0060a2ae"/>
    </style:style>
    <style:style style:name="P26" style:family="paragraph" style:parent-style-name="Text_20_body">
      <style:text-properties officeooo:rsid="00276379" officeooo:paragraph-rsid="00276379"/>
    </style:style>
    <style:style style:name="P27" style:family="paragraph" style:parent-style-name="Text_20_body">
      <style:text-properties officeooo:rsid="003145c0" officeooo:paragraph-rsid="003145c0"/>
    </style:style>
    <style:style style:name="P28" style:family="paragraph" style:parent-style-name="Text_20_body">
      <style:text-properties officeooo:rsid="0037a3e8" officeooo:paragraph-rsid="0037a3e8"/>
    </style:style>
    <style:style style:name="P29" style:family="paragraph" style:parent-style-name="Text_20_body">
      <style:text-properties officeooo:rsid="00395cfb" officeooo:paragraph-rsid="00395cfb"/>
    </style:style>
    <style:style style:name="P30" style:family="paragraph" style:parent-style-name="Text_20_body">
      <style:text-properties officeooo:rsid="003c1e4b" officeooo:paragraph-rsid="003c1e4b"/>
    </style:style>
    <style:style style:name="P31" style:family="paragraph" style:parent-style-name="Text_20_body">
      <style:text-properties officeooo:rsid="003c4c4c" officeooo:paragraph-rsid="003c4c4c"/>
    </style:style>
    <style:style style:name="P32" style:family="paragraph" style:parent-style-name="Text_20_body">
      <style:text-properties officeooo:rsid="00412273" officeooo:paragraph-rsid="0043df58"/>
    </style:style>
    <style:style style:name="P33" style:family="paragraph" style:parent-style-name="Text_20_body">
      <style:text-properties officeooo:rsid="004486c2" officeooo:paragraph-rsid="004486c2"/>
    </style:style>
    <style:style style:name="P34" style:family="paragraph" style:parent-style-name="Text_20_body">
      <style:text-properties officeooo:rsid="0044fc54" officeooo:paragraph-rsid="0044fc54"/>
    </style:style>
    <style:style style:name="P35" style:family="paragraph" style:parent-style-name="Text_20_body">
      <style:text-properties fo:font-style="normal" officeooo:rsid="0044fc54" officeooo:paragraph-rsid="0044fc54" style:font-style-asian="normal" style:font-style-complex="normal"/>
    </style:style>
    <style:style style:name="P36" style:family="paragraph" style:parent-style-name="Text_20_body">
      <style:text-properties fo:font-style="normal" officeooo:rsid="0049e995" officeooo:paragraph-rsid="0049e995" style:font-style-asian="normal" style:font-style-complex="normal"/>
    </style:style>
    <style:style style:name="P37" style:family="paragraph" style:parent-style-name="Text_20_body">
      <style:text-properties fo:font-style="normal" officeooo:rsid="004c1c78" officeooo:paragraph-rsid="004c1c78" style:font-style-asian="normal" style:font-style-complex="normal"/>
    </style:style>
    <style:style style:name="P38" style:family="paragraph" style:parent-style-name="Text_20_body">
      <style:text-properties fo:font-style="normal" officeooo:rsid="004cc1d3" officeooo:paragraph-rsid="004cc1d3" style:font-style-asian="normal" style:font-style-complex="normal"/>
    </style:style>
    <style:style style:name="P39" style:family="paragraph" style:parent-style-name="Text_20_body">
      <style:text-properties fo:font-style="normal" officeooo:rsid="00504858" officeooo:paragraph-rsid="00504858" style:font-style-asian="normal" style:font-style-complex="normal"/>
    </style:style>
    <style:style style:name="P40" style:family="paragraph" style:parent-style-name="Text_20_body">
      <style:text-properties fo:font-style="normal" officeooo:rsid="0052f8e1" officeooo:paragraph-rsid="0052f8e1" style:font-style-asian="normal" style:font-style-complex="normal"/>
    </style:style>
    <style:style style:name="P41" style:family="paragraph" style:parent-style-name="Text_20_body">
      <style:text-properties fo:font-style="normal" officeooo:rsid="005a693d" officeooo:paragraph-rsid="005a693d" style:font-style-asian="normal" style:font-style-complex="normal"/>
    </style:style>
    <style:style style:name="P42" style:family="paragraph" style:parent-style-name="Text_20_body">
      <style:text-properties fo:font-style="normal" officeooo:rsid="005beca9" officeooo:paragraph-rsid="005beca9" style:font-style-asian="normal" style:font-style-complex="normal"/>
    </style:style>
    <style:style style:name="P43" style:family="paragraph" style:parent-style-name="Text_20_body">
      <style:text-properties fo:font-style="normal" officeooo:rsid="0060a2ae" officeooo:paragraph-rsid="0060a2ae" style:font-style-asian="normal" style:font-style-complex="normal"/>
    </style:style>
    <style:style style:name="P44" style:family="paragraph" style:parent-style-name="Text_20_body">
      <style:text-properties fo:font-style="normal" officeooo:rsid="0062a2a4" officeooo:paragraph-rsid="0062a2a4" style:font-style-asian="normal" style:font-style-complex="normal"/>
    </style:style>
    <style:style style:name="P45" style:family="paragraph" style:parent-style-name="Text_20_body">
      <style:text-properties fo:font-style="normal" officeooo:rsid="00649825" officeooo:paragraph-rsid="00649825" style:font-style-asian="normal" style:font-style-complex="normal"/>
    </style:style>
    <style:style style:name="P46" style:family="paragraph" style:parent-style-name="Text_20_body">
      <style:text-properties officeooo:paragraph-rsid="005518e6"/>
    </style:style>
    <style:style style:name="P47" style:family="paragraph" style:parent-style-name="Text_20_body">
      <style:text-properties officeooo:rsid="00586aae" officeooo:paragraph-rsid="00586aae"/>
    </style:style>
    <style:style style:name="P48" style:family="paragraph" style:parent-style-name="Text_20_body">
      <style:text-properties officeooo:rsid="005beca9" officeooo:paragraph-rsid="005beca9"/>
    </style:style>
    <style:style style:name="P49" style:family="paragraph" style:parent-style-name="Text_20_body">
      <style:text-properties officeooo:paragraph-rsid="0060a2ae"/>
    </style:style>
    <style:style style:name="P50" style:family="paragraph" style:parent-style-name="Text_20_body">
      <style:text-properties officeooo:rsid="0060a2ae" officeooo:paragraph-rsid="0060a2ae"/>
    </style:style>
    <style:style style:name="P51" style:family="paragraph" style:parent-style-name="Table_20_Contents">
      <style:text-properties fo:font-weight="normal" officeooo:rsid="000f3b68" officeooo:paragraph-rsid="000f3b68" style:font-weight-asian="normal" style:font-weight-complex="normal"/>
    </style:style>
    <style:style style:name="P52" style:family="paragraph" style:parent-style-name="Table_20_Contents">
      <style:text-properties fo:font-weight="normal" officeooo:rsid="00181e69" officeooo:paragraph-rsid="00181e69" style:font-weight-asian="normal" style:font-weight-complex="normal"/>
    </style:style>
    <style:style style:name="P53" style:family="paragraph" style:parent-style-name="Table_20_Contents">
      <style:text-properties fo:font-weight="normal" officeooo:rsid="003c4c4c" officeooo:paragraph-rsid="003c4c4c" style:font-weight-asian="normal" style:font-weight-complex="normal"/>
    </style:style>
    <style:style style:name="P54" style:family="paragraph" style:parent-style-name="Table_20_Contents">
      <style:text-properties fo:font-weight="normal" officeooo:rsid="003c4c4c" officeooo:paragraph-rsid="00412273" style:font-weight-asian="normal" style:font-weight-complex="normal"/>
    </style:style>
    <style:style style:name="P55" style:family="paragraph" style:parent-style-name="Table_20_Contents">
      <style:text-properties fo:font-weight="normal" officeooo:rsid="0049e995" officeooo:paragraph-rsid="0049e995" style:font-weight-asian="normal" style:font-weight-complex="normal"/>
    </style:style>
    <style:style style:name="P56" style:family="paragraph" style:parent-style-name="Table_20_Contents">
      <style:text-properties fo:font-weight="normal" officeooo:rsid="0049e995" officeooo:paragraph-rsid="0044fc54" style:font-weight-asian="normal" style:font-weight-complex="normal"/>
    </style:style>
    <style:style style:name="P57" style:family="paragraph" style:parent-style-name="Table_20_Contents">
      <style:text-properties fo:font-weight="normal" officeooo:rsid="004c1c78" officeooo:paragraph-rsid="004c1c78" style:font-weight-asian="normal" style:font-weight-complex="normal"/>
    </style:style>
    <style:style style:name="P58" style:family="paragraph" style:parent-style-name="Table_20_Contents">
      <style:text-properties fo:font-weight="normal" officeooo:rsid="00517fd2" officeooo:paragraph-rsid="00504858" style:font-weight-asian="normal" style:font-weight-complex="normal"/>
    </style:style>
    <style:style style:name="P59" style:family="paragraph" style:parent-style-name="Table_20_Contents">
      <style:text-properties fo:font-weight="bold" officeooo:rsid="00181e69" officeooo:paragraph-rsid="0028a9ef" style:font-weight-asian="bold" style:font-weight-complex="bold"/>
    </style:style>
    <style:style style:name="P60" style:family="paragraph" style:parent-style-name="Table_20_Contents">
      <style:text-properties fo:font-weight="bold" officeooo:rsid="0034404c" officeooo:paragraph-rsid="0034404c" style:font-weight-asian="bold" style:font-weight-complex="bold"/>
    </style:style>
    <style:style style:name="P61" style:family="paragraph" style:parent-style-name="Table_20_Contents">
      <style:paragraph-properties fo:text-align="center" style:justify-single-word="false"/>
      <style:text-properties fo:font-style="italic" fo:font-weight="bold" officeooo:rsid="000f3b68" officeooo:paragraph-rsid="000f3b68" style:font-style-asian="italic" style:font-weight-asian="bold" style:font-style-complex="italic" style:font-weight-complex="bold"/>
    </style:style>
    <style:style style:name="P62" style:family="paragraph" style:parent-style-name="Table_20_Contents">
      <style:paragraph-properties fo:text-align="center" style:justify-single-word="false"/>
      <style:text-properties fo:font-style="italic" fo:font-weight="bold" officeooo:rsid="000f3b68" officeooo:paragraph-rsid="0028a9ef" style:font-style-asian="italic" style:font-weight-asian="bold" style:font-style-complex="italic" style:font-weight-complex="bold"/>
    </style:style>
    <style:style style:name="P63" style:family="paragraph" style:parent-style-name="Table_20_Contents">
      <style:paragraph-properties fo:text-align="center" style:justify-single-word="false"/>
      <style:text-properties fo:font-style="italic" fo:font-weight="bold" officeooo:rsid="000f3b68" officeooo:paragraph-rsid="003c4c4c" style:font-style-asian="italic" style:font-weight-asian="bold" style:font-style-complex="italic" style:font-weight-complex="bold"/>
    </style:style>
    <style:style style:name="P64" style:family="paragraph" style:parent-style-name="Table_20_Contents">
      <style:paragraph-properties fo:text-align="center" style:justify-single-word="false"/>
      <style:text-properties fo:font-style="italic" fo:font-weight="bold" officeooo:rsid="000f3b68" officeooo:paragraph-rsid="00412273" style:font-style-asian="italic" style:font-weight-asian="bold" style:font-style-complex="italic" style:font-weight-complex="bold"/>
    </style:style>
    <style:style style:name="P65" style:family="paragraph" style:parent-style-name="Table_20_Contents">
      <style:paragraph-properties fo:text-align="center" style:justify-single-word="false"/>
      <style:text-properties fo:font-style="italic" fo:font-weight="bold" officeooo:rsid="000f3b68" officeooo:paragraph-rsid="004486c2" style:font-style-asian="italic" style:font-weight-asian="bold" style:font-style-complex="italic" style:font-weight-complex="bold"/>
    </style:style>
    <style:style style:name="P66" style:family="paragraph" style:parent-style-name="Table_20_Contents">
      <style:paragraph-properties fo:text-align="center" style:justify-single-word="false"/>
      <style:text-properties fo:font-style="italic" fo:font-weight="bold" officeooo:rsid="000f3b68" officeooo:paragraph-rsid="004c1c78" style:font-style-asian="italic" style:font-weight-asian="bold" style:font-style-complex="italic" style:font-weight-complex="bold"/>
    </style:style>
    <style:style style:name="P67" style:family="paragraph" style:parent-style-name="Table_20_Contents">
      <style:paragraph-properties fo:text-align="center" style:justify-single-word="false"/>
      <style:text-properties fo:font-style="italic" fo:font-weight="bold" officeooo:rsid="000f3b68" officeooo:paragraph-rsid="00504858" style:font-style-asian="italic" style:font-weight-asian="bold" style:font-style-complex="italic" style:font-weight-complex="bold"/>
    </style:style>
    <style:style style:name="P68" style:family="paragraph" style:parent-style-name="Table_20_Contents">
      <style:paragraph-properties fo:text-align="center" style:justify-single-word="false"/>
      <style:text-properties fo:font-style="italic" fo:font-weight="bold" officeooo:rsid="000f3b68" officeooo:paragraph-rsid="0052f8e1" style:font-style-asian="italic" style:font-weight-asian="bold" style:font-style-complex="italic" style:font-weight-complex="bold"/>
    </style:style>
    <style:style style:name="P69" style:family="paragraph" style:parent-style-name="Table_20_Contents">
      <style:paragraph-properties fo:text-align="center" style:justify-single-word="false"/>
      <style:text-properties fo:font-style="italic" fo:font-weight="bold" officeooo:rsid="000f3b68" officeooo:paragraph-rsid="005518e6" style:font-style-asian="italic" style:font-weight-asian="bold" style:font-style-complex="italic" style:font-weight-complex="bold"/>
    </style:style>
    <style:style style:name="P70" style:family="paragraph" style:parent-style-name="Table_20_Contents">
      <style:paragraph-properties fo:text-align="center" style:justify-single-word="false"/>
      <style:text-properties fo:font-style="italic" fo:font-weight="bold" officeooo:rsid="000f3b68" officeooo:paragraph-rsid="0060a2ae" style:font-style-asian="italic" style:font-weight-asian="bold" style:font-style-complex="italic" style:font-weight-complex="bold"/>
    </style:style>
    <style:style style:name="P71" style:family="paragraph" style:parent-style-name="Table_20_Contents">
      <style:text-properties officeooo:rsid="0035fe39" officeooo:paragraph-rsid="0035fe39"/>
    </style:style>
    <style:style style:name="P72" style:family="paragraph" style:parent-style-name="Table_20_Contents">
      <style:text-properties officeooo:rsid="0035fe39" officeooo:paragraph-rsid="003c4c4c"/>
    </style:style>
    <style:style style:name="P73" style:family="paragraph" style:parent-style-name="Table_20_Contents">
      <style:text-properties officeooo:rsid="0035fe39" officeooo:paragraph-rsid="00412273"/>
    </style:style>
    <style:style style:name="P74" style:family="paragraph" style:parent-style-name="Table_20_Contents">
      <style:text-properties officeooo:rsid="0035fe39" officeooo:paragraph-rsid="004486c2"/>
    </style:style>
    <style:style style:name="P75" style:family="paragraph" style:parent-style-name="Table_20_Contents">
      <style:text-properties officeooo:rsid="0049e995" officeooo:paragraph-rsid="0049e995"/>
    </style:style>
    <style:style style:name="P76" style:family="paragraph" style:parent-style-name="Table_20_Contents">
      <style:text-properties officeooo:rsid="0049e995" officeooo:paragraph-rsid="004c1c78"/>
    </style:style>
    <style:style style:name="P77" style:family="paragraph" style:parent-style-name="Preformatted_20_Text">
      <style:text-properties officeooo:rsid="0029e219" officeooo:paragraph-rsid="0029e219"/>
    </style:style>
    <style:style style:name="P78" style:family="paragraph" style:parent-style-name="Preformatted_20_Text">
      <style:text-properties officeooo:rsid="0052fa9a" officeooo:paragraph-rsid="0052fa9a"/>
    </style:style>
    <style:style style:name="P79" style:family="paragraph" style:parent-style-name="Contents_20_2">
      <style:paragraph-properties>
        <style:tab-stops>
          <style:tab-stop style:position="6.7283in" style:type="right" style:leader-style="dotted" style:leader-text="."/>
        </style:tab-stops>
      </style:paragraph-properties>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Heading">
      <style:paragraph-properties fo:break-before="page"/>
    </style:style>
    <style:style style:name="P82" style:family="paragraph" style:parent-style-name="Signature">
      <style:text-properties officeooo:paragraph-rsid="003c1e4b"/>
    </style:style>
    <style:style style:name="P83" style:family="paragraph" style:parent-style-name="Signature">
      <style:text-properties officeooo:paragraph-rsid="00412273"/>
    </style:style>
    <style:style style:name="P84" style:family="paragraph" style:parent-style-name="Signature">
      <style:text-properties officeooo:paragraph-rsid="004486c2"/>
    </style:style>
    <style:style style:name="P85" style:family="paragraph" style:parent-style-name="Signature">
      <style:text-properties officeooo:paragraph-rsid="004c1c78"/>
    </style:style>
    <style:style style:name="P86" style:family="paragraph" style:parent-style-name="Signature">
      <style:text-properties officeooo:rsid="00504858" officeooo:paragraph-rsid="00504858"/>
    </style:style>
    <style:style style:name="P87" style:family="paragraph" style:parent-style-name="Signature">
      <style:text-properties officeooo:rsid="00504858" officeooo:paragraph-rsid="0052f8e1"/>
    </style:style>
    <style:style style:name="P88" style:family="paragraph" style:parent-style-name="Signature">
      <style:text-properties officeooo:rsid="00504858" officeooo:paragraph-rsid="005518e6"/>
    </style:style>
    <style:style style:name="P89" style:family="paragraph" style:parent-style-name="Signature">
      <style:text-properties officeooo:rsid="0060a2ae" officeooo:paragraph-rsid="0060a2ae"/>
    </style:style>
    <style:style style:name="P90" style:family="paragraph" style:parent-style-name="Standard">
      <style:text-properties officeooo:rsid="000f3b68" officeooo:paragraph-rsid="00670914"/>
    </style:style>
    <style:style style:name="P91" style:family="paragraph" style:parent-style-name="Standard">
      <style:text-properties officeooo:paragraph-rsid="00670914"/>
    </style:style>
    <style:style style:name="P92" style:family="paragraph" style:parent-style-name="Standard">
      <style:text-properties fo:font-style="normal" officeooo:rsid="000f3b68" officeooo:paragraph-rsid="00670914" style:font-style-asian="normal" style:font-style-complex="normal"/>
    </style:style>
    <style:style style:name="P93" style:family="paragraph" style:parent-style-name="Text_20_body">
      <style:text-properties fo:font-style="normal" officeooo:rsid="00670914" officeooo:paragraph-rsid="00670914" style:font-style-asian="normal" style:font-style-complex="normal"/>
    </style:style>
    <style:style style:name="P94" style:family="paragraph" style:parent-style-name="Text_20_body">
      <style:text-properties officeooo:rsid="0060a2ae" officeooo:paragraph-rsid="00670914"/>
    </style:style>
    <style:style style:name="P95" style:family="paragraph" style:parent-style-name="Text_20_body">
      <style:text-properties officeooo:paragraph-rsid="00670914"/>
    </style:style>
    <style:style style:name="P96" style:family="paragraph" style:parent-style-name="Text_20_body" style:list-style-name="L1">
      <style:paragraph-properties fo:margin-top="0in" fo:margin-bottom="0in" loext:contextual-spacing="false"/>
      <style:text-properties fo:font-style="normal" officeooo:rsid="004cc1d3" officeooo:paragraph-rsid="004cc1d3" style:font-style-asian="normal" style:font-style-complex="normal"/>
    </style:style>
    <style:style style:name="P97" style:family="paragraph" style:parent-style-name="Text_20_body" style:list-style-name="L1">
      <style:paragraph-properties fo:margin-top="0in" fo:margin-bottom="0in" loext:contextual-spacing="false"/>
      <style:text-properties fo:font-style="normal" officeooo:rsid="004cc1d3" officeooo:paragraph-rsid="004cc3be" style:font-style-asian="normal" style:font-style-complex="normal"/>
    </style:style>
    <style:style style:name="P98" style:family="paragraph" style:parent-style-name="Text_20_body" style:list-style-name="L1">
      <style:paragraph-properties fo:margin-top="0in" fo:margin-bottom="0in" loext:contextual-spacing="false"/>
      <style:text-properties fo:font-style="normal" officeooo:rsid="004ccedf" officeooo:paragraph-rsid="004ccedf" style:font-style-asian="normal" style:font-style-complex="normal"/>
    </style:style>
    <style:style style:name="P99" style:family="paragraph" style:parent-style-name="Text_20_body" style:list-style-name="L1">
      <style:paragraph-properties fo:margin-top="0in" fo:margin-bottom="0in" loext:contextual-spacing="false"/>
      <style:text-properties fo:font-style="normal" officeooo:rsid="004d9347" officeooo:paragraph-rsid="004d9347" style:font-style-asian="normal" style:font-style-complex="normal"/>
    </style:style>
    <style:style style:name="P100" style:family="paragraph" style:parent-style-name="Table_20_Contents">
      <style:paragraph-properties fo:text-align="center" style:justify-single-word="false"/>
      <style:text-properties fo:font-style="italic" fo:font-weight="bold" officeooo:rsid="000f3b68" officeooo:paragraph-rsid="00670914" style:font-style-asian="italic" style:font-weight-asian="bold" style:font-style-complex="italic" style:font-weight-complex="bold"/>
    </style:style>
    <style:style style:name="P101" style:family="paragraph" style:parent-style-name="Heading_20_1">
      <style:text-properties fo:font-size="18pt" officeooo:paragraph-rsid="001cfb79" style:font-size-asian="18pt" style:font-size-complex="18pt"/>
    </style:style>
    <style:style style:name="P102" style:family="paragraph" style:parent-style-name="Heading_20_1">
      <style:text-properties fo:font-size="18pt" officeooo:paragraph-rsid="001c168d" style:font-size-asian="18pt" style:font-size-complex="18pt"/>
    </style:style>
    <style:style style:name="P103" style:family="paragraph" style:parent-style-name="Heading_20_1">
      <style:text-properties fo:font-size="18pt" officeooo:paragraph-rsid="00276379" style:font-size-asian="18pt" style:font-size-complex="18pt"/>
    </style:style>
    <style:style style:name="P104" style:family="paragraph" style:parent-style-name="Heading_20_1">
      <style:text-properties fo:font-size="18pt" officeooo:paragraph-rsid="003c1e4b" style:font-size-asian="18pt" style:font-size-complex="18pt"/>
    </style:style>
    <style:style style:name="P105" style:family="paragraph" style:parent-style-name="Heading_20_1">
      <style:text-properties fo:font-size="18pt" officeooo:rsid="00412273" officeooo:paragraph-rsid="00412273" style:font-size-asian="18pt" style:font-size-complex="18pt"/>
    </style:style>
    <style:style style:name="P106" style:family="paragraph" style:parent-style-name="Heading_20_1">
      <style:text-properties fo:font-size="18pt" officeooo:rsid="00412273" officeooo:paragraph-rsid="004486c2" style:font-size-asian="18pt" style:font-size-complex="18pt"/>
    </style:style>
    <style:style style:name="P107" style:family="paragraph" style:parent-style-name="Heading_20_1">
      <style:text-properties fo:font-size="18pt" officeooo:rsid="00412273" officeooo:paragraph-rsid="004c1c78" style:font-size-asian="18pt" style:font-size-complex="18pt"/>
    </style:style>
    <style:style style:name="P108" style:family="paragraph" style:parent-style-name="Heading_20_1">
      <style:text-properties fo:font-size="18pt" officeooo:rsid="00412273" officeooo:paragraph-rsid="00504858" style:font-size-asian="18pt" style:font-size-complex="18pt"/>
    </style:style>
    <style:style style:name="P109" style:family="paragraph" style:parent-style-name="Heading_20_1">
      <style:text-properties fo:font-size="18pt" officeooo:rsid="00412273" officeooo:paragraph-rsid="0052f8e1" style:font-size-asian="18pt" style:font-size-complex="18pt"/>
    </style:style>
    <style:style style:name="P110" style:family="paragraph" style:parent-style-name="Heading_20_1">
      <style:text-properties fo:font-size="18pt" officeooo:rsid="00412273" officeooo:paragraph-rsid="005518e6" style:font-size-asian="18pt" style:font-size-complex="18pt"/>
    </style:style>
    <style:style style:name="P111" style:family="paragraph" style:parent-style-name="Heading_20_1">
      <style:text-properties fo:font-size="18pt" officeooo:rsid="0060a2ae" officeooo:paragraph-rsid="0060a2ae" style:font-size-asian="18pt" style:font-size-complex="18pt"/>
    </style:style>
    <style:style style:name="P112" style:family="paragraph" style:parent-style-name="Heading_20_1">
      <style:text-properties fo:font-size="18pt" officeooo:rsid="0060a2ae" officeooo:paragraph-rsid="00670914" style:font-size-asian="18pt" style:font-size-complex="18pt"/>
    </style:style>
    <style:style style:name="P113" style:family="paragraph" style:parent-style-name="Heading_20_1">
      <style:paragraph-properties fo:text-align="end" style:justify-single-word="false"/>
    </style:style>
    <style:style style:name="P114" style:family="paragraph" style:parent-style-name="Heading_20_2">
      <style:text-properties officeooo:rsid="0012cdb4" officeooo:paragraph-rsid="001c168d"/>
    </style:style>
    <style:style style:name="P115" style:family="paragraph" style:parent-style-name="Heading_20_2">
      <style:text-properties officeooo:paragraph-rsid="0032bd76"/>
    </style:style>
    <style:style style:name="P116" style:family="paragraph" style:parent-style-name="Heading_20_2">
      <style:text-properties officeooo:paragraph-rsid="003c1e4b"/>
    </style:style>
    <style:style style:name="P117" style:family="paragraph" style:parent-style-name="Heading_20_2">
      <style:text-properties officeooo:paragraph-rsid="003c4c4c"/>
    </style:style>
    <style:style style:name="P118" style:family="paragraph" style:parent-style-name="Heading_20_2">
      <style:text-properties officeooo:paragraph-rsid="00412273"/>
    </style:style>
    <style:style style:name="P119" style:family="paragraph" style:parent-style-name="Heading_20_2">
      <style:text-properties officeooo:paragraph-rsid="004486c2"/>
    </style:style>
    <style:style style:name="P120" style:family="paragraph" style:parent-style-name="Heading_20_2">
      <style:text-properties officeooo:paragraph-rsid="004c1c78"/>
    </style:style>
    <style:style style:name="P121" style:family="paragraph" style:parent-style-name="Heading_20_2">
      <style:text-properties officeooo:paragraph-rsid="00504858"/>
    </style:style>
    <style:style style:name="P122" style:family="paragraph" style:parent-style-name="Heading_20_2">
      <style:text-properties officeooo:paragraph-rsid="0052f8e1"/>
    </style:style>
    <style:style style:name="P123" style:family="paragraph" style:parent-style-name="Heading_20_2">
      <style:text-properties officeooo:paragraph-rsid="005518e6"/>
    </style:style>
    <style:style style:name="P124" style:family="paragraph" style:parent-style-name="Heading_20_2">
      <style:text-properties officeooo:paragraph-rsid="0060a2ae"/>
    </style:style>
    <style:style style:name="P125" style:family="paragraph" style:parent-style-name="Heading_20_2">
      <style:text-properties officeooo:paragraph-rsid="00670914"/>
    </style:style>
    <style:style style:name="P126" style:family="paragraph" style:parent-style-name="Signature">
      <style:text-properties officeooo:rsid="00670914" officeooo:paragraph-rsid="00670914"/>
    </style:style>
    <style:style style:name="T1" style:family="text">
      <style:text-properties officeooo:rsid="0019e10b"/>
    </style:style>
    <style:style style:name="T2" style:family="text">
      <style:text-properties style:font-name="Liberation Mono" fo:font-size="10pt" fo:background-color="#eeeeee" loext:char-shading-value="0" style:font-size-asian="10pt" style:font-size-complex="10pt"/>
    </style:style>
    <style:style style:name="T3" style:family="text">
      <style:text-properties style:font-name="Liberation Mono" fo:background-color="#eeeeee" loext:char-shading-value="0"/>
    </style:style>
    <style:style style:name="T4" style:family="text">
      <style:text-properties style:font-name="Liberation Mono" officeooo:rsid="001438a0" fo:background-color="#eeeeee" loext:char-shading-value="0"/>
    </style:style>
    <style:style style:name="T5" style:family="text">
      <style:text-properties style:font-name="Liberation Mono" fo:font-weight="normal" fo:background-color="#eeeeee" loext:char-shading-value="0" style:font-weight-asian="normal" style:font-weight-complex="normal"/>
    </style:style>
    <style:style style:name="T6" style:family="text">
      <style:text-properties style:font-name="Liberation Mono" fo:font-weight="normal" officeooo:rsid="0031e3b2" fo:background-color="#eeeeee" loext:char-shading-value="0" style:font-weight-asian="normal" style:font-weight-complex="normal"/>
    </style:style>
    <style:style style:name="T7" style:family="text">
      <style:text-properties style:font-name="Liberation Mono" fo:font-weight="normal" officeooo:rsid="0034404c" fo:background-color="#eeeeee" loext:char-shading-value="0" style:font-weight-asian="normal" style:font-weight-complex="normal"/>
    </style:style>
    <style:style style:name="T8" style:family="text">
      <style:text-properties officeooo:rsid="0013e821"/>
    </style:style>
    <style:style style:name="T9" style:family="text">
      <style:text-properties officeooo:rsid="001438a0"/>
    </style:style>
    <style:style style:name="T10" style:family="text">
      <style:text-properties officeooo:rsid="001b465b"/>
    </style:style>
    <style:style style:name="T11" style:family="text">
      <style:text-properties officeooo:rsid="00276379"/>
    </style:style>
    <style:style style:name="T12" style:family="text">
      <style:text-properties officeooo:rsid="0027c765"/>
    </style:style>
    <style:style style:name="T13" style:family="text">
      <style:text-properties officeooo:rsid="0029e219"/>
    </style:style>
    <style:style style:name="T14" style:family="text">
      <style:text-properties fo:font-weight="normal" style:font-weight-asian="normal" style:font-weight-complex="normal"/>
    </style:style>
    <style:style style:name="T15" style:family="text">
      <style:text-properties fo:font-weight="normal" officeooo:rsid="002b7970" style:font-weight-asian="normal" style:font-weight-complex="normal"/>
    </style:style>
    <style:style style:name="T16" style:family="text">
      <style:text-properties fo:font-weight="normal" officeooo:rsid="0031e3b2" style:font-weight-asian="normal" style:font-weight-complex="normal"/>
    </style:style>
    <style:style style:name="T17" style:family="text">
      <style:text-properties fo:font-weight="normal" officeooo:rsid="0032bd76" style:font-weight-asian="normal" style:font-weight-complex="normal"/>
    </style:style>
    <style:style style:name="T18" style:family="text">
      <style:text-properties fo:font-weight="normal" officeooo:rsid="0034404c" style:font-weight-asian="normal" style:font-weight-complex="normal"/>
    </style:style>
    <style:style style:name="T19" style:family="text">
      <style:text-properties fo:font-weight="normal" officeooo:rsid="00381108"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417fca" style:font-style-asian="normal" style:font-style-complex="normal"/>
    </style:style>
    <style:style style:name="T23" style:family="text">
      <style:text-properties fo:font-style="normal" officeooo:rsid="0042cdc8" style:font-style-asian="normal" style:font-style-complex="normal"/>
    </style:style>
    <style:style style:name="T24" style:family="text">
      <style:text-properties fo:font-style="normal" officeooo:rsid="0049bf83" style:font-style-asian="normal" style:font-style-complex="normal"/>
    </style:style>
    <style:style style:name="T25" style:family="text">
      <style:text-properties fo:font-style="normal" officeooo:rsid="005518e6" style:font-style-asian="normal" style:font-style-complex="normal"/>
    </style:style>
    <style:style style:name="T26" style:family="text">
      <style:text-properties fo:font-style="normal" officeooo:rsid="005a693d" style:font-style-asian="normal" style:font-style-complex="normal"/>
    </style:style>
    <style:style style:name="T27" style:family="text">
      <style:text-properties fo:font-style="normal" style:text-underline-style="none" style:font-style-asian="normal" style:font-style-complex="normal"/>
    </style:style>
    <style:style style:name="T28" style:family="text">
      <style:text-properties officeooo:rsid="004486c2"/>
    </style:style>
    <style:style style:name="T29" style:family="text">
      <style:text-properties officeooo:rsid="004c1c78"/>
    </style:style>
    <style:style style:name="T30" style:family="text">
      <style:text-properties officeooo:rsid="00504858"/>
    </style:style>
    <style:style style:name="T31" style:family="text">
      <style:text-properties officeooo:rsid="0052fa9a"/>
    </style:style>
    <style:style style:name="T32" style:family="text">
      <style:text-properties officeooo:rsid="00544f0d"/>
    </style:style>
    <style:style style:name="T33" style:family="text">
      <style:text-properties fo:color="#000000" style:font-name="Liberation Mono" fo:font-style="normal" officeooo:rsid="005518e6" fo:background-color="#eeeeee" loext:char-shading-value="0" style:font-style-asian="normal" style:font-style-complex="normal"/>
    </style:style>
    <style:style style:name="T34" style:family="text">
      <style:text-properties officeooo:rsid="005518e6"/>
    </style:style>
    <style:style style:name="T35" style:family="text">
      <style:text-properties officeooo:rsid="0067091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1">Table of Contents</text:p>
          </text:index-title>
          <text:p text:style-name="P80"><text:a xlink:type="simple" xlink:href="#__RefHeading___Toc167_1739591189" text:style-name="Index_20_Link" text:visited-style-name="Index_20_Link">BACKGROUND<text:tab/>2</text:a></text:p>
          <text:p text:style-name="P80"><text:a xlink:type="simple" xlink:href="#__RefHeading___Toc169_1739591189" text:style-name="Index_20_Link" text:visited-style-name="Index_20_Link">11/17/2017<text:tab/>2</text:a></text:p>
          <text:p text:style-name="P79"><text:a xlink:type="simple" xlink:href="#__RefHeading___Toc173_1739591189" text:style-name="Index_20_Link" text:visited-style-name="Index_20_Link">GENERAL NOTES<text:tab/>2</text:a></text:p>
          <text:p text:style-name="P79"><text:a xlink:type="simple" xlink:href="#__RefHeading___Toc175_1739591189" text:style-name="Index_20_Link" text:visited-style-name="Index_20_Link">ERROR LOG<text:tab/>2</text:a></text:p>
        </text:index-body>
      </text:table-of-content>
      <text:p text:style-name="P2"/>
      <table:table table:name="Table4" table:style-name="Table4">
        <table:table-column table:style-name="Table4.A"/>
        <table:table-column table:style-name="Table4.B"/>
        <table:table-row>
          <table:table-cell table:style-name="Table4.A1" office:value-type="string">
            <text:h text:style-name="P101" text:outline-level="1"/>
          </table:table-cell>
          <table:table-cell table:style-name="Table4.B1" office:value-type="string">
            <text:h text:style-name="P113" text:outline-level="1"><text:bookmark-start text:name="__RefHeading___Toc167_1739591189"/>BACKGROUND<text:bookmark-end text:name="__RefHeading___Toc167_1739591189"/></text:h>
          </table:table-cell>
        </table:table-row>
      </table:table>
      <text:p text:style-name="P15"/>
      <text:p text:style-name="P15">So I’m trying to build a model of stromatolite growth that uses entirely abiotic factors. The KPZ model describes the layers you get as films grow upward, and that’s what Grotz used, so that’s a good place to start---OR SO I THOUGHT. Turns out it’s hard as balls, and I kept running into wall after wall, which I think was actually just one wall, and I made v. little progress. So I went to talk to Jesse and he said, “Hey, why don’t you do the Eden model first? And why don’t you use FEniCS to help with the KPZ stuff?” and I said, “I don’t know! I’ll do it!” So that’s what I’m doing now. </text:p>
      <text:p text:style-name="P14"/>
      <text:p text:style-name="P14">Between both the Eden model and the KPZ equation, I may be able to get a fully 3D model of stromatolite growth, and that would be rad as hell. </text:p>
      <text:p text:style-name="P3"/>
      <table:table table:name="Table3" table:style-name="Table3">
        <table:table-column table:style-name="Table3.A"/>
        <table:table-column table:style-name="Table3.B"/>
        <table:table-row>
          <table:table-cell table:style-name="Table3.A1" office:value-type="string">
            <text:h text:style-name="P102" text:outline-level="1"><text:bookmark-start text:name="__RefHeading___Toc169_1739591189"/>11/17/2017<text:bookmark-end text:name="__RefHeading___Toc169_1739591189"/></text:h>
          </table:table-cell>
          <table:table-cell table:style-name="Table3.B1" office:value-type="string">
            <text:p text:style-name="Signature"><text:bookmark-start text:name="__RefHeading___Toc171_1739591189"/>MAIN FOCUS: EDEN SIM DEVELOPMENT<text:bookmark-end text:name="__RefHeading___Toc171_1739591189"/></text:p>
          </table:table-cell>
        </table:table-row>
      </table:table>
      <text:h text:style-name="P114" text:outline-level="2"><text:bookmark-start text:name="__RefHeading___Toc173_1739591189"/>GENERAL NOTES<text:bookmark-end text:name="__RefHeading___Toc173_1739591189"/></text:h>
      <text:p text:style-name="Standard">Continuing work on Eden simulation to get 2D film growth outward. Created Particle.py module the other day; it’s pretty basic---<text:span text:style-name="T9">getters, setters, and info for a Particle object. The simulation itself is in eden.py, which is coming along. I can create particles and put them places; now I have to figure out how to put them in very specific places. Right now I’m putting them near and sometimes on top of each other. The big issue seems to be making sure the occupied-sites info gets passed around everywhere it should. I’m able to access the sites for a given particle, change the sites for a given particle, and print that information---but somehow when I create a new adjacent particle, I’m seeing zero occupied sites? Despite just having printed all the sites, some valued </text:span><text:span text:style-name="T4">True</text:span><text:span text:style-name="T9"> (i.e., occupied). So that’s the big puzzle of the day.</text:span></text:p>
      <text:p text:style-name="Standard"/>
      <text:p text:style-name="P13">OHHH: when I create a new particle, by default, its sides are all unoccupied, because I can just specify that later. So I need to set its occupied sites based on who borders it when I call <text:span text:style-name="T3">placeParticle()</text:span>.</text:p>
      <text:p text:style-name="P2"/>
      <text:p text:style-name="P2"><text:span text:style-name="T8">WD</text:span>: ~/Documents/research/stromatolites/sim/<text:span text:style-name="T10">pyFiles/</text:span></text:p>
      <text:p text:style-name="P2"><text:tab/><text:span text:style-name="T8">Particle.py</text:span></text:p>
      <text:p text:style-name="P2"><text:tab/><text:span text:style-name="T8">eden.py</text:span></text:p>
      <text:p text:style-name="P2"/>
      <text:h text:style-name="Heading_20_2" text:outline-level="2"><text:bookmark-start text:name="__RefHeading___Toc175_1739591189"/>ERROR LOG <text:bookmark-end text:name="__RefHeading___Toc175_1739591189"/></text:h>
      <table:table table:name="Table2" table:style-name="Table2">
        <table:table-column table:style-name="Table2.A"/>
        <table:table-column table:style-name="Table2.B"/>
        <table:table-row>
          <table:table-cell table:style-name="Table2.A1" office:value-type="string">
            <text:p text:style-name="P61">Error</text:p>
          </table:table-cell>
          <table:table-cell table:style-name="Table2.B1" office:value-type="string">
            <text:p text:style-name="P61">Solution</text:p>
          </table:table-cell>
        </table:table-row>
        <table:table-row>
          <table:table-cell table:style-name="Table2.A2" office:value-type="string">
            <text:p text:style-name="Preformatted_20_Text">Traceback (most recent call last):</text:p>
            <text:p text:style-name="Preformatted_20_Text"><text:s text:c="2"/>File "eden.py", line 53, in &lt;module&gt;</text:p>
            <text:p text:style-name="Preformatted_20_Text"><text:s text:c="4"/>main()</text:p>
            <text:p text:style-name="Preformatted_20_Text"><text:s text:c="2"/>File "eden.py", line 46, in main</text:p>
            <text:p text:style-name="Preformatted_20_Text"><text:s text:c="4"/>newPlace = chooseDir(pToBuild)</text:p>
            <text:p text:style-name="Preformatted_20_Text"><text:s text:c="2"/>File "eden.py", line 10, in chooseDir</text:p>
            <text:p text:style-name="Preformatted_20_Text"><text:s text:c="4"/>for direction in sides:</text:p>
            <text:p text:style-name="Preformatted_20_Text">RuntimeError: dictionary changed size during iteration</text:p>
          </table:table-cell>
          <table:table-cell table:style-name="Table2.B2" office:value-type="string">
            <text:p text:style-name="P51">Rather than popping occupied sites from the dictionary stored in <text:span text:style-name="T2">sides</text:span>, add unoccupied sites to <text:span text:style-name="T2">availSites</text:span> array and choose from that. Able to iterate over a fixed-size dictionary instead of a changing one, which turns out makes computers sad.</text:p>
          </table:table-cell>
        </table:table-row>
        <text:soft-page-break/>
        <table:table-row>
          <table:table-cell table:style-name="Table2.A2" office:value-type="string">
            <text:p text:style-name="Table_20_Contents">Zero occupied sites???</text:p>
          </table:table-cell>
          <table:table-cell table:style-name="Table2.B2" office:value-type="string">
            <text:p text:style-name="P52">Add a call to <text:span text:style-name="T3">flipOcc()</text:span> in <text:span text:style-name="T3">placeParticle()</text:span>, plus specifications for which direction to flip.</text:p>
          </table:table-cell>
        </table:table-row>
      </table:table>
      <text:p text:style-name="P4"/>
      <table:table table:name="Table1" table:style-name="Table1">
        <table:table-column table:style-name="Table1.A"/>
        <table:table-column table:style-name="Table1.B"/>
        <table:table-row>
          <table:table-cell table:style-name="Table1.A1" office:value-type="string">
            <text:h text:style-name="P103" text:outline-level="1">11/<text:span text:style-name="T11">20</text:span>/2017</text:h>
          </table:table-cell>
          <table:table-cell table:style-name="Table1.B1" office:value-type="string">
            <text:p text:style-name="Signature"><text:span text:style-name="T11">MORE</text:span> EDEN SIM DEVELOPMENT</text:p>
          </table:table-cell>
        </table:table-row>
      </table:table>
      <text:p text:style-name="P16"/>
      <text:h text:style-name="Heading_20_2" text:outline-level="2">General Notes</text:h>
      <text:p text:style-name="P26">Apropos of absolutely nothing, but oh my damn neural networks are so wonderful. Oh my shit. </text:p>
      <text:p text:style-name="P26">Reorganized a bit---paths to the sim itself are all the same (<text:span text:style-name="T8">WD: ~/Documents/research/stromatolites/sim/pyFiles/</text:span>) but sim/ itself has been reorganized to make things a little less messy. There’s a failedKPZ/ directory with all my work before I really understood what was going on, which I am keeping in the event that any of it actually can be useful---although I expect by the time I get back to KPZ stuff, I’ll be more inclined to start from scratch. </text:p>
      <text:p text:style-name="P26">Okay. Time to code! Where I left things before the weekend, I had fixed the occupied <text:span text:style-name="T12">sites issue, and things seem to be going okay; now I’m going to try running the simulation more than five times and see what happens. </text:span></text:p>
      <text:p text:style-name="P27">Upped it to 50 times and it quit after 10. <text:span text:style-name="T15">I forgot to account for the possibility that a particle will eventually become completely surrounded---</text:span><text:span text:style-name="T14">but the problem is greater than that, of course. </text:span><text:span text:style-name="T5">chooseDir()</text:span><text:span text:style-name="T14"> takes a particle, but if that particle is surrounded, a new particle needs to be selected, so </text:span><text:span text:style-name="T5">chooseDir() </text:span><text:span text:style-name="T14">really needs to take an array of all particles. But then as the cluster grows, there’s gonna be more and more totally occupied particles, and I don’t want to have to run through a loop a katrillion times before I finally find a particle with a free space. So I’m going to build a function (</text:span><text:span text:style-name="T5">findSp</text:span><text:span text:style-name="T6">ace</text:span><text:span text:style-name="T5">()</text:span><text:span text:style-name="T14">) that finds only the unoccupied particles </text:span><text:span text:style-name="T17">and chooses a random one from there</text:span><text:span text:style-name="T14">, </text:span><text:span text:style-name="T16">and </text:span><text:span text:style-name="T18">pass that to </text:span><text:span text:style-name="T7">chooseDir()</text:span><text:span text:style-name="T18">. </text:span></text:p>
      <text:p text:style-name="P28"><text:span text:style-name="T18">W</text:span><text:span text:style-name="T14">ell, that seems to work! Yay! But I’m still putting some particles on top of each other. So that’s not great. </text:span><text:span text:style-name="T19">Gotta figure that one out. </text:span></text:p>
      <text:p text:style-name="P29"><text:span text:style-name="T19">T</text:span><text:span text:style-name="T14">aking a break to get some proposal writing done. </text:span></text:p>
      <text:h text:style-name="P115" text:outline-level="2">Error Log</text:h>
      <table:table table:name="Table5" table:style-name="Table5">
        <table:table-column table:style-name="Table5.A"/>
        <table:table-column table:style-name="Table5.B"/>
        <table:table-row>
          <table:table-cell table:style-name="Table5.A1" office:value-type="string">
            <text:p text:style-name="P62">Error</text:p>
          </table:table-cell>
          <table:table-cell table:style-name="Table5.B1" office:value-type="string">
            <text:p text:style-name="P62"><text:span text:style-name="T13">Notes and </text:span>Solution</text:p>
          </table:table-cell>
        </table:table-row>
        <table:table-row>
          <table:table-cell table:style-name="Table5.A2" office:value-type="string">
            <text:p text:style-name="P77">Traceback (most recent call last):</text:p>
            <text:p text:style-name="P77"><text:s text:c="2"/>File "eden.py", line 58, in &lt;module&gt;</text:p>
            <text:p text:style-name="P77"><text:s text:c="4"/>main()</text:p>
            <text:p text:style-name="P77"><text:s text:c="2"/>File "eden.py", line 53, in main</text:p>
            <text:p text:style-name="P77"><text:s text:c="4"/>newPlace = chooseDir(pToBuild)</text:p>
            <text:p text:style-name="P77"><text:s text:c="2"/>File "eden.py", line 14, in chooseDir</text:p>
            <text:p text:style-name="P77"><text:s text:c="4"/>newSite = availSides[randint(0,len(availSides)-1)]</text:p>
            <text:p text:style-name="P77"><text:s text:c="2"/>File "/usr/lib/python2.7/random.py", <text:soft-page-break/>line 242, in randint</text:p>
            <text:p text:style-name="P77"><text:s text:c="4"/>return self.randrange(a, b+1)</text:p>
            <text:p text:style-name="P77"><text:s text:c="2"/>File "/usr/lib/python2.7/random.py", line 218, in randrange</text:p>
            <text:p text:style-name="P77"><text:s text:c="4"/>raise ValueError, "empty range for randrange() (%d,%d, %d)" % (istart, istop, width)</text:p>
            <text:p text:style-name="P77">ValueError: empty range for randrange() (0,0, 0)</text:p>
          </table:table-cell>
          <table:table-cell table:style-name="Table5.B2" office:value-type="string">
            <text:p text:style-name="P60"><text:span text:style-name="T15">C</text:span><text:span text:style-name="T14">reate new function to find all particles with free spots, and choose one of those particles randomly.</text:span> </text:p>
          </table:table-cell>
        </table:table-row>
        <table:table-row>
          <table:table-cell table:style-name="Table5.A2" office:value-type="string">
            <text:p text:style-name="P71">Still some guys on top of each other. </text:p>
          </table:table-cell>
          <table:table-cell table:style-name="Table5.B2" office:value-type="string">
            <text:p text:style-name="P59"/>
          </table:table-cell>
        </table:table-row>
      </table:table>
      <text:p text:style-name="P5"/>
      <table:table table:name="Table6" table:style-name="Table6">
        <table:table-column table:style-name="Table6.A"/>
        <table:table-column table:style-name="Table6.B"/>
        <table:table-row>
          <table:table-cell table:style-name="Table6.A1" office:value-type="string">
            <text:h text:style-name="P104" text:outline-level="1">11/<text:span text:style-name="T11">21</text:span>/2017</text:h>
          </table:table-cell>
          <table:table-cell table:style-name="Table6.B1" office:value-type="string">
            <text:p text:style-name="P82"><text:span text:style-name="T11">MORE</text:span> EDEN SIM DEVELOPMENT</text:p>
          </table:table-cell>
        </table:table-row>
      </table:table>
      <text:p text:style-name="P17"/>
      <text:h text:style-name="P116" text:outline-level="2">General Notes</text:h>
      <text:p text:style-name="P30">I’ve got a pretty abysmal draft of my proposal knocked out, and am currently en route to Philadelphia. I am so sleepy. So sleepy. They skipped me entirely with the food, which is just as well since it’s balls crowded and I would not have room for even a delicious coffee. Although probably the coffee is not amazing. </text:p>
      <text:p text:style-name="P30">Anyway. Time to think about the guys sitting on top of each other. I’m thinking I’ll need to link the particles themselves, which means modifying the Particle module. </text:p>
      <text:p text:style-name="P31">There is a <text:span text:style-name="T20">grown person </text:span><text:span text:style-name="T21">in the row in front of me watching the new </text:span><text:span text:style-name="T20">Transformers. </text:span><text:span text:style-name="T21">This person is not a 12-year-old boy. I am baffled, but also, go you, </text:span><text:span text:style-name="T27">watching</text:span><text:span text:style-name="T21"> your fun trash! </text:span></text:p>
      <text:h text:style-name="P117" text:outline-level="2">Error Log</text:h>
      <table:table table:name="Table7" table:style-name="Table7">
        <table:table-column table:style-name="Table7.A"/>
        <table:table-column table:style-name="Table7.B"/>
        <table:table-row>
          <table:table-cell table:style-name="Table7.A1" office:value-type="string">
            <text:p text:style-name="P63">Error</text:p>
          </table:table-cell>
          <table:table-cell table:style-name="Table7.B1" office:value-type="string">
            <text:p text:style-name="P63"><text:span text:style-name="T13">Notes and </text:span>Solution</text:p>
          </table:table-cell>
        </table:table-row>
        <table:table-row>
          <table:table-cell table:style-name="Table7.A2" office:value-type="string">
            <text:p text:style-name="P72">Still some guys on top of each other. </text:p>
          </table:table-cell>
          <table:table-cell table:style-name="Table7.B2" office:value-type="string">
            <text:p text:style-name="P53"/>
          </table:table-cell>
        </table:table-row>
      </table:table>
      <text:p text:style-name="P6"/>
      <table:table table:name="Table8" table:style-name="Table8">
        <table:table-column table:style-name="Table8.A"/>
        <table:table-column table:style-name="Table8.B"/>
        <table:table-row>
          <table:table-cell table:style-name="Table8.A1" office:value-type="string">
            <text:h text:style-name="P105" text:outline-level="1">2/5/2018</text:h>
          </table:table-cell>
          <table:table-cell table:style-name="Table8.B1" office:value-type="string">
            <text:p text:style-name="P83"><text:span text:style-name="T11">MORE</text:span> EDEN SIM DEVELOPMENT</text:p>
          </table:table-cell>
        </table:table-row>
      </table:table>
      <text:p text:style-name="P18"/>
      <text:h text:style-name="P118" text:outline-level="2">General Notes</text:h>
      <text:p text:style-name="P32"><text:span text:style-name="T22">Didn't work at all over break, </text:span><text:span text:style-name="T23">and then have been getting back into school and writing some scripts,</text:span><text:span text:style-name="T22"> but </text:span><text:span text:style-name="T23">now I’m </text:span><text:span text:style-name="T22">working again! </text:span></text:p>
      <text:p text:style-name="P32"><text:span text:style-name="T22">Rethinking the layout here---t</text:span><text:span text:style-name="T21">rying to use an array to represent the space in which the film is forming. Then, whether a cell is occupied or not will allow me to decide whether a particle is placed there! </text:span><text:span text:style-name="T22">Hopefully this will keep particles from sitting on top of each other. </text:span></text:p>
      <text:h text:style-name="P118" text:outline-level="2"><text:soft-page-break/>Error Log</text:h>
      <table:table table:name="Table9" table:style-name="Table9">
        <table:table-column table:style-name="Table9.A"/>
        <table:table-column table:style-name="Table9.B"/>
        <table:table-row>
          <table:table-cell table:style-name="Table9.A1" office:value-type="string">
            <text:p text:style-name="P64">Error</text:p>
          </table:table-cell>
          <table:table-cell table:style-name="Table9.B1" office:value-type="string">
            <text:p text:style-name="P64"><text:span text:style-name="T13">Notes and </text:span>Solution</text:p>
          </table:table-cell>
        </table:table-row>
        <table:table-row>
          <table:table-cell table:style-name="Table9.A2" office:value-type="string">
            <text:p text:style-name="P73">Still some guys on top of each other. </text:p>
          </table:table-cell>
          <table:table-cell table:style-name="Table9.B2" office:value-type="string">
            <text:p text:style-name="P54"/>
          </table:table-cell>
        </table:table-row>
      </table:table>
      <text:p text:style-name="P7"/>
      <table:table table:name="Table10" table:style-name="Table10">
        <table:table-column table:style-name="Table10.A"/>
        <table:table-column table:style-name="Table10.B"/>
        <table:table-row>
          <table:table-cell table:style-name="Table10.A1" office:value-type="string">
            <text:h text:style-name="P106" text:outline-level="1">2/<text:span text:style-name="T28">7</text:span>/2018</text:h>
          </table:table-cell>
          <table:table-cell table:style-name="Table10.B1" office:value-type="string">
            <text:p text:style-name="P84"><text:span text:style-name="T11">MORE</text:span> EDEN SIM DEVELOPMENT</text:p>
          </table:table-cell>
        </table:table-row>
      </table:table>
      <text:p text:style-name="P19"/>
      <text:h text:style-name="P119" text:outline-level="2">General Notes</text:h>
      <text:p text:style-name="P33"><text:span text:style-name="T22">A</text:span><text:span text:style-name="T21">uugh. Aughhghghhg. Augh. </text:span></text:p>
      <text:p text:style-name="P34"><text:span text:style-name="T21">AHAHAHAA I think I’ve done it??? I’ve got a list containing all the existing particles with their loci stored in them, and a </text:span><text:span text:style-name="T24">boolean </text:span><text:span text:style-name="T21">ndarray mapping out all the loci, with </text:span><text:span text:style-name="T24">True </text:span><text:span text:style-name="T21">if </text:span><text:span text:style-name="T24">a cell is </text:span><text:span text:style-name="T21">occupied and </text:span><text:span text:style-name="T24">False</text:span><text:span text:style-name="T21"> if not. And then a nice li’l recursive algorithm places particles and switches 0’s on the map! </text:span></text:p>
      <text:p text:style-name="P35"/>
      <text:p text:style-name="P36">Um???? There are blobs? There are new blobs forming? Elsewhere, away from the initial cluster????</text:p>
      <text:h text:style-name="P119" text:outline-level="2">Error Log</text:h>
      <table:table table:name="Table11" table:style-name="Table11">
        <table:table-column table:style-name="Table11.A"/>
        <table:table-column table:style-name="Table11.B"/>
        <table:table-row>
          <table:table-cell table:style-name="Table11.A1" office:value-type="string">
            <text:p text:style-name="P65">Error</text:p>
          </table:table-cell>
          <table:table-cell table:style-name="Table11.B1" office:value-type="string">
            <text:p text:style-name="P65"><text:span text:style-name="T13">Notes and </text:span>Solution</text:p>
          </table:table-cell>
        </table:table-row>
        <table:table-row>
          <table:table-cell table:style-name="Table11.A2" office:value-type="string">
            <text:p text:style-name="P74">Still some guys on top of each other. </text:p>
          </table:table-cell>
          <table:table-cell table:style-name="Table11.B2" office:value-type="string">
            <text:p text:style-name="P56">T/F array + separate particle array, random walk.</text:p>
          </table:table-cell>
        </table:table-row>
        <table:table-row>
          <table:table-cell table:style-name="Table11.A2" office:value-type="string">
            <text:p text:style-name="P75">New blobs???</text:p>
          </table:table-cell>
          <table:table-cell table:style-name="Table11.B2" office:value-type="string">
            <text:p text:style-name="P55">WHY???</text:p>
          </table:table-cell>
        </table:table-row>
      </table:table>
      <text:p text:style-name="P8"/>
      <table:table table:name="Table12" table:style-name="Table12">
        <table:table-column table:style-name="Table12.A"/>
        <table:table-column table:style-name="Table12.B"/>
        <table:table-row>
          <table:table-cell table:style-name="Table12.A1" office:value-type="string">
            <text:h text:style-name="P107" text:outline-level="1">2/<text:span text:style-name="T29">9</text:span>/2018</text:h>
          </table:table-cell>
          <table:table-cell table:style-name="Table12.B1" office:value-type="string">
            <text:p text:style-name="P85"><text:span text:style-name="T11">MORE</text:span> EDEN SIM DEVELOPMENT</text:p>
          </table:table-cell>
        </table:table-row>
      </table:table>
      <text:p text:style-name="P20"/>
      <text:h text:style-name="P120" text:outline-level="2">General Notes</text:h>
      <text:p text:style-name="P37">It’s Josh’s birthday! But apparently he wants nothing to do with me, which makes sense because he is a samsquantch. Maybe I’ll go to the prison abolition thing instead of HANGING OUT with my ONLY BROTHER. </text:p>
      <text:p text:style-name="P37">Fixed the blobs by always starting at the center for the walk, rather than starting from a new locus. Looks just like Eden’s results now! WOO!</text:p>
      <text:p text:style-name="P38">NOTES FROM MEETING:</text:p>
      <text:list xml:id="list4575800886835109947" text:style-name="L1">
        <text:list-item>
          <text:p text:style-name="P96">netlogo??</text:p>
        </text:list-item>
        <text:list-item>
          <text:p text:style-name="P96">Also, try to get a bio model going to compare. My model is basically abio but can I really say for sure that it is??</text:p>
        </text:list-item>
        <text:list-item>
          <text:p text:style-name="P97"><text:soft-page-break/>processes for bio (death!), processes for abio, rules for each (rxn diffusion eqs?)</text:p>
        </text:list-item>
        <text:list-item>
          <text:p text:style-name="P97">(global optimization of energy of a system→ fn describes system’s energy production)</text:p>
        </text:list-item>
        <text:list-item>
          <text:p text:style-name="P98">KPZ might be terrible for me emotionally so check that out??? Maybe not. Who can say.</text:p>
        </text:list-item>
        <text:list-item>
          <text:p text:style-name="P98">Create record of all edge pieces, choose randomly, work from there.</text:p>
        </text:list-item>
        <text:list-item>
          <text:p text:style-name="P99">Jesse’s on my committee! Yay! Full committee! I did it!</text:p>
        </text:list-item>
      </text:list>
      <text:h text:style-name="P120" text:outline-level="2">Error Log</text:h>
      <table:table table:name="Table13" table:style-name="Table13">
        <table:table-column table:style-name="Table13.A"/>
        <table:table-column table:style-name="Table13.B"/>
        <table:table-row>
          <table:table-cell table:style-name="Table13.A1" office:value-type="string">
            <text:p text:style-name="P66">Error</text:p>
          </table:table-cell>
          <table:table-cell table:style-name="Table13.B1" office:value-type="string">
            <text:p text:style-name="P66"><text:span text:style-name="T13">Notes and </text:span>Solution</text:p>
          </table:table-cell>
        </table:table-row>
        <table:table-row>
          <table:table-cell table:style-name="Table13.A2" office:value-type="string">
            <text:p text:style-name="P76">New blobs???</text:p>
          </table:table-cell>
          <table:table-cell table:style-name="Table13.B2" office:value-type="string">
            <text:p text:style-name="P57">Start walk at center instead of most recent locus. </text:p>
          </table:table-cell>
        </table:table-row>
      </table:table>
      <text:p text:style-name="P9"/>
      <table:table table:name="Table14" table:style-name="Table14">
        <table:table-column table:style-name="Table14.A"/>
        <table:table-column table:style-name="Table14.B"/>
        <table:table-row>
          <table:table-cell table:style-name="Table14.A1" office:value-type="string">
            <text:h text:style-name="P108" text:outline-level="1"><text:span text:style-name="T30">5/18</text:span>/2018</text:h>
          </table:table-cell>
          <table:table-cell table:style-name="Table14.B1" office:value-type="string">
            <text:p text:style-name="P86">PHREEQC PHUNTIMES</text:p>
          </table:table-cell>
        </table:table-row>
      </table:table>
      <text:p text:style-name="P21"/>
      <text:h text:style-name="P121" text:outline-level="2">General Notes</text:h>
      <text:p text:style-name="P39">Oh good lord, the semester got away from me. Good news: I did a lot of writing and really enjoyed it. Even fiction writing! It was pretty great! Also good news: I’m finally able to focus on just my project. </text:p>
      <text:p text:style-name="P39">So, as a general catching-up from a few meetings: I’m going to use PHREEQC from USGS and Jesse told me how finite differences work, so I have the geochem and KPZ sides of things <text:span text:style-name="T20">theoretically </text:span>figured out—now I just have to implement everything. </text:p>
      <text:p text:style-name="P39">I was getting this fun error when trying to call phreeqpy functions re: my architecture—the 32-bit version of IPhreeqc was installed rather than the 64-bit. I went through all this rigamarole trying to get it to work, and it turns out using Miniconda to force Python to run in 32-bit should get it going fine. I think. </text:p>
      <text:p text:style-name="P39">But during that rigamarole, I seem to have janked up the IPhreeqc installation, because I was kind of deleting files willy-nilly, so the goal for today is to get that running. Miniconda may not have been totally necessary—I found some IPhreeqc documentation that suggests that I can compile and install for multiple architectures, so … ahh??? But Miniconda is probably nice to have on hand anyway. </text:p>
      <text:h text:style-name="P121" text:outline-level="2">Error Log</text:h>
      <table:table table:name="Table15" table:style-name="Table15">
        <table:table-column table:style-name="Table15.A"/>
        <table:table-column table:style-name="Table15.B"/>
        <table:table-row>
          <table:table-cell table:style-name="Table15.A1" office:value-type="string">
            <text:p text:style-name="P67">Error</text:p>
          </table:table-cell>
          <table:table-cell table:style-name="Table15.B1" office:value-type="string">
            <text:p text:style-name="P67"><text:span text:style-name="T13">Notes and </text:span>Solution</text:p>
          </table:table-cell>
        </table:table-row>
        <table:table-row>
          <table:table-cell table:style-name="Table15.A2" office:value-type="string">
            <text:p text:style-name="Preformatted_20_Text">WRONG ELFTYPE: ELFCLASS32</text:p>
          </table:table-cell>
          <table:table-cell table:style-name="Table15.B2" office:value-type="string">
            <text:p text:style-name="P58">Miniconda forcing Python to 32-bit to work with the 32-bit IPhreeqc install? Figure out how to fully wipe and reinstall IPhreeqc in 64-bit to be compliant with my architecture? (Why doesn’t the installation file check your system architecture and respond accordingly?) </text:p>
          </table:table-cell>
        </table:table-row>
      </table:table>
      <text:p text:style-name="P10"><text:soft-page-break/></text:p>
      <table:table table:name="Table16" table:style-name="Table16">
        <table:table-column table:style-name="Table16.A"/>
        <table:table-column table:style-name="Table16.B"/>
        <table:table-row>
          <table:table-cell table:style-name="Table16.A1" office:value-type="string">
            <text:h text:style-name="P109" text:outline-level="1"><text:span text:style-name="T30">5/18</text:span>/2018</text:h>
          </table:table-cell>
          <table:table-cell table:style-name="Table16.B1" office:value-type="string">
            <text:p text:style-name="P87">PHREEQC PHUNTIMES</text:p>
          </table:table-cell>
        </table:table-row>
      </table:table>
      <text:p text:style-name="P22"/>
      <text:h text:style-name="P122" text:outline-level="2">General Notes</text:h>
      <text:p text:style-name="P40">AHAHAHAAAA I FOUND THE 64-BIT LIBRARY! YOU CAN SUCK MY DICK, PHREEQC!! It was actually installed already, but phreeqpy didn’t know about it, which I gotta say is a pretty silly way to do things. Why not link to the already-installed sytem-appropriate iphreeqc file as part of phreeqpy installation, rather than providing a 32-bit copy and hoping for the best? Would there be a permissions issue? They could just make me sudo it! I … I don’t really know how computers work, so maybe this was the only way. </text:p>
      <text:p text:style-name="P40">So now I have to get used to phreeqpy, but now that this is solved, this simulation will be eight times faster, and that’s good! <text:span text:style-name="T32">Speed isn’t a big deal at this point, but e</text:span>ventually it’s gonna get big.</text:p>
      <text:h text:style-name="P122" text:outline-level="2">Error Log</text:h>
      <table:table table:name="Table17" table:style-name="Table17">
        <table:table-column table:style-name="Table17.A"/>
        <table:table-column table:style-name="Table17.B"/>
        <table:table-row>
          <table:table-cell table:style-name="Table17.A1" office:value-type="string">
            <text:p text:style-name="P68">Error</text:p>
          </table:table-cell>
          <table:table-cell table:style-name="Table17.B1" office:value-type="string">
            <text:p text:style-name="P68"><text:span text:style-name="T13">Notes and </text:span>Solution</text:p>
          </table:table-cell>
        </table:table-row>
        <table:table-row>
          <table:table-cell table:style-name="Table17.A2" office:value-type="string">
            <text:p text:style-name="Preformatted_20_Text">WRONG ELFTYPE: ELFCLASS32</text:p>
          </table:table-cell>
          <table:table-cell table:style-name="Table17.B2" office:value-type="string">
            <text:p text:style-name="Text_20_body">Copy 64-bit file installed by iphreeqc to the phreeqpy folder, <text:span text:style-name="T31">overwriting the 32-bit file.</text:span></text:p>
            <text:p text:style-name="P78"/>
            <text:p text:style-name="Preformatted_20_Text">cp /usr/local/lib/libiphreec-3.4.0.so /usr/local/lib/python2.7/dist-packages/phreeqpy/iphreeqc/libiphreeqc.so.0.0.0</text:p>
          </table:table-cell>
        </table:table-row>
      </table:table>
      <text:p text:style-name="P11"/>
      <table:table table:name="Table18" table:style-name="Table18">
        <table:table-column table:style-name="Table18.A"/>
        <table:table-column table:style-name="Table18.B"/>
        <table:table-row>
          <table:table-cell table:style-name="Table18.A1" office:value-type="string">
            <text:h text:style-name="P110" text:outline-level="1"><text:span text:style-name="T30">5/31</text:span>/2018</text:h>
          </table:table-cell>
          <table:table-cell table:style-name="Table18.B1" office:value-type="string">
            <text:p text:style-name="P88">PHREEQC PHUNTIMES</text:p>
          </table:table-cell>
        </table:table-row>
      </table:table>
      <text:p text:style-name="P23"/>
      <text:h text:style-name="P123" text:outline-level="2">General Notes</text:h>
      <text:p text:style-name="P46"><text:span text:style-name="T25">It’s going okay! Playing around with how to update the input. Phreeqpy only runs on strings, not arrays, so I can’t just search the array, replace the element, and move on. I’ve created a method called </text:span><text:span text:style-name="T3">advanceInput(inString, changeDict)</text:span><text:span text:style-name="T25">, which takes the full input string to be updated---the contents of a PHREEQC input file---and a dictionary containing the values to be changed. I put separator strings before and after the solution definition portion of the input, and split around that and just work with the solution definition; I search line-by-line for each key to be changed, and when I find it, I rewrite that string and add it to a master string (</text:span><text:span text:style-name="T33">out</text:span><text:span text:style-name="T25">) which will contain the full modified input. Right now it works! I’m not sure that it’s wildly elegant, but it works, so that’s nice---and I’m gonna be searching through, like, 15 lines max per update, so it won’t matter too much if it’s not hella efficient.</text:span></text:p>
      <text:p text:style-name="P47"><text:soft-page-break/><text:span text:style-name="T25">N</text:span><text:span text:style-name="T21">ow I’m trying to write a function that will generate a changeDict dictionary, but I can’t get it to update---</text:span><text:span text:style-name="T26">I just realized that the keys in the output dictionary don’t match what the input needs to be! Goddammit. Why don’t they have all the names be the same??? Auugghhh. </text:span></text:p>
      <text:p text:style-name="P41">I can split the line, check whether line[0] in k, and see what happens.</text:p>
      <text:p text:style-name="P42">It worked! Well done me!</text:p>
      <text:h text:style-name="P123" text:outline-level="2">Error Log</text:h>
      <table:table table:name="Table19" table:style-name="Table19">
        <table:table-column table:style-name="Table19.A"/>
        <table:table-column table:style-name="Table19.B"/>
        <table:table-row>
          <table:table-cell table:style-name="Table19.A1" office:value-type="string">
            <text:p text:style-name="P69">Error</text:p>
          </table:table-cell>
          <table:table-cell table:style-name="Table19.B1" office:value-type="string">
            <text:p text:style-name="P69"><text:span text:style-name="T13">Notes and </text:span>Solution</text:p>
          </table:table-cell>
        </table:table-row>
        <table:table-row>
          <table:table-cell table:style-name="Table19.A2" office:value-type="string">
            <text:p text:style-name="Text_20_body">Couldn’t use generated changeDict to advance input.</text:p>
          </table:table-cell>
          <table:table-cell table:style-name="Table19.B2" office:value-type="string">
            <text:p text:style-name="P48">The keys in the generated changeDict don’t match acceptable value names for PHREEQC because they have prefixes or units---but they are mostly the same (d_Calcite vs Calcite; temp(C) vs temp, etc.), so if I check whether the PHREEQC name is in the key, I’m good! Gotta make sure to strip the string that becomes icArr, too, or there will be blank spaces and nothing will happen.</text:p>
            <text:p text:style-name="Preformatted_20_Text">icArr = inArr[1].strip().split('\n')</text:p>
            <text:p text:style-name="Preformatted_20_Text">out = inArr[0] + splitStr</text:p>
            <text:p text:style-name="Preformatted_20_Text"><text:tab/>for line in icArr:</text:p>
            <text:p text:style-name="Preformatted_20_Text"><text:tab/><text:tab/>newLine = line</text:p>
            <text:p text:style-name="Preformatted_20_Text"><text:tab/><text:tab/>lineSplit = line.split()</text:p>
            <text:p text:style-name="Preformatted_20_Text"><text:tab/><text:tab/>print line</text:p>
            <text:p text:style-name="Preformatted_20_Text"><text:tab/><text:tab/>for k, v in changeDict.iteritems():</text:p>
            <text:p text:style-name="Preformatted_20_Text"><text:tab/><text:tab/><text:tab/>if lineSplit[0] in k:<text:tab/></text:p>
            <text:p text:style-name="Preformatted_20_Text"><text:tab/><text:tab/><text:tab/><text:tab/>lineSplit[1] = str(v)</text:p>
            <text:p text:style-name="Preformatted_20_Text"><text:tab/><text:tab/><text:tab/><text:tab/>newLine = '\t' + '\t'.join(lineSplit)</text:p>
            <text:p text:style-name="Preformatted_20_Text"><text:tab/><text:tab/>out += newLine + '\n'</text:p>
          </table:table-cell>
        </table:table-row>
      </table:table>
      <text:p text:style-name="P24"/>
      <text:p text:style-name="P12"/>
      <table:table table:name="Table20" table:style-name="Table20">
        <table:table-column table:style-name="Table20.A"/>
        <table:table-column table:style-name="Table20.B"/>
        <table:table-row>
          <table:table-cell table:style-name="Table20.A1" office:value-type="string">
            <text:h text:style-name="P111" text:outline-level="1">7/9/2018</text:h>
          </table:table-cell>
          <table:table-cell table:style-name="Table20.B1" office:value-type="string">
            <text:p text:style-name="P89">Kpz stuff</text:p>
          </table:table-cell>
        </table:table-row>
      </table:table>
      <text:p text:style-name="P25"/>
      <text:h text:style-name="P124" text:outline-level="2">General Notes</text:h>
      <text:p text:style-name="P43"><text:span text:style-name="T34">W</text:span>ent to Yellowstone, personally fucked up a great deal of the trip, but science still happened so that’s good. Both Jaz and I forgot to write detailed weather notes when doing photochem and Nancy literally just <text:span text:style-name="T20">asked </text:span>me about it, like, what did I remember about the conditions that day, and I still feel SO GUILTY. So that will be something to work on. </text:p>
      <text:p text:style-name="P43"><text:soft-page-break/>Kind of reached an impasse with the phreeqc stuff---well, not an IMPASSE per se, but it’s time to move on to KPZ stuff and then figure out how to integrate the two. Once I get a 1D model going, I <text:s/>can see what’s up with outward growth, and figure out how to sync the two growth algorithms---v. worried about that. Well, scared. I’m scared to even try to do that. </text:p>
      <text:p text:style-name="P44">Also got my work study hiring paperwork, so that’s a task to complete today. Both important and urgent!</text:p>
      <text:p text:style-name="P45">Paperwork is complete and I’ll turn it in tomorrow. Now I’m revisiting kpz_fd.py (in the sandbox) and, much like Gandalf, I have no memory of this code. So I’ll just be reacquainting myself today and tomorrow, I guess!</text:p>
      <text:h text:style-name="P124" text:outline-level="2">Error Log</text:h>
      <table:table table:name="Table21" table:style-name="Table21">
        <table:table-column table:style-name="Table21.A"/>
        <table:table-column table:style-name="Table21.B"/>
        <table:table-row>
          <table:table-cell table:style-name="Table21.A1" office:value-type="string">
            <text:p text:style-name="P70">Error</text:p>
          </table:table-cell>
          <table:table-cell table:style-name="Table21.B1" office:value-type="string">
            <text:p text:style-name="P70"><text:span text:style-name="T13">Notes and </text:span>Solution</text:p>
          </table:table-cell>
        </table:table-row>
        <table:table-row>
          <table:table-cell table:style-name="Table21.A2" office:value-type="string">
            <text:p text:style-name="P49"/>
          </table:table-cell>
          <table:table-cell table:style-name="Table21.B2" office:value-type="string">
            <text:p text:style-name="P50"/>
          </table:table-cell>
        </table:table-row>
      </table:table>
      <text:p text:style-name="P90"/>
      <table:table table:name="Table22" table:style-name="Table22">
        <table:table-column table:style-name="Table22.A"/>
        <table:table-column table:style-name="Table22.B"/>
        <table:table-row>
          <table:table-cell table:style-name="Table22.A1" office:value-type="string">
            <text:h text:style-name="P112" text:outline-level="1">7/<text:span text:style-name="T35">31</text:span>/2018</text:h>
          </table:table-cell>
          <table:table-cell table:style-name="Table22.B1" office:value-type="string">
            <text:p text:style-name="P126">PLOTTING AND PLANNING</text:p>
          </table:table-cell>
        </table:table-row>
      </table:table>
      <text:p text:style-name="P91"/>
      <text:h text:style-name="P125" text:outline-level="2">General Notes</text:h>
      <text:p text:style-name="P93">Been sorting field gear and washing stuff, mostly. Met with Jesse to talk about the model generally, and he’s suggesting I use NetLogo to do a DLA model. The main problem I see with that is <text:span text:style-name="T20">how do I reflect layer formation? </text:span>I can form one big layer just by running the model as-is, but it must become compressed over time, yes? So … how do?</text:p>
      <text:p text:style-name="P93">How do stromatolite layers differ compositionally? Can I color-code by comp and modify rates of particles falling based on each component’s chemistry? Are there few compositional differences but rather <text:span text:style-name="T20">density </text:span>differences between layers?</text:p>
      <text:p text:style-name="P93">Gotta do some more reading. Shit, I HATE reading scientific literature. Too dry. And often not well-written! Often confusing, in fact, which is decidedly not the point! People’s egos getting in the way of their job, I think. “Look at how smart I am! This is hard to read because you’re just not on my level!” Auughhh.</text:p>
      <text:h text:style-name="P125" text:outline-level="2">Error Log</text:h>
      <table:table table:name="Table23" table:style-name="Table23">
        <table:table-column table:style-name="Table23.A"/>
        <table:table-column table:style-name="Table23.B"/>
        <table:table-row>
          <table:table-cell table:style-name="Table23.A1" office:value-type="string">
            <text:p text:style-name="P100">Error</text:p>
          </table:table-cell>
          <table:table-cell table:style-name="Table23.B1" office:value-type="string">
            <text:p text:style-name="P100"><text:span text:style-name="T13">Notes and </text:span>Solution</text:p>
          </table:table-cell>
        </table:table-row>
        <table:table-row>
          <table:table-cell table:style-name="Table23.A2" office:value-type="string">
            <text:p text:style-name="P95"/>
          </table:table-cell>
          <table:table-cell table:style-name="Table23.B2" office:value-type="string">
            <text:p text:style-name="P94"/>
          </table:table-cell>
        </table:table-row>
      </table:table>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officeooo:rsid="000f3b68" style:font-size-asian="10pt"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fo:background-color="#eeeeee"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ignature" style:family="paragraph" style:parent-style-name="Standard" style:class="text">
      <style:paragraph-properties fo:text-align="end" style:justify-single-word="false" text:number-lines="false" text:line-number="0"/>
      <style:text-properties fo:text-transform="uppercase" style:font-name="Liberation Sans" fo:font-family="'Liberation Sans'" style:font-family-generic="swiss" style:font-pitch="variable" fo:font-size="18pt" fo:font-weight="bold" style:font-size-asian="18pt" style:font-weight-asian="bold"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officeooo:rsid="000f3b68" officeooo:paragraph-rsid="000f3b68" style:font-style-asian="italic" style:font-style-complex="italic"/>
    </style:style>
    <style:style style:name="MT1" style:family="text">
      <style:text-properties officeooo:rsid="0019e10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Laura Stevens<text:tab/><text:tab/>Stromatolite </text:span>Model Development Not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a </meta:initial-creator>
    <meta:creation-date>2017-11-17T11:57:19.619670325</meta:creation-date>
    <dc:date>2018-08-06T13:41:42.090139020</dc:date>
    <dc:creator>Laura </dc:creator>
    <meta:editing-duration>P8DT36M18S</meta:editing-duration>
    <meta:editing-cycles>55</meta:editing-cycles>
    <meta:generator>LibreOffice/5.1.6.2$Linux_X86_64 LibreOffice_project/10m0$Build-2</meta:generator>
    <meta:document-statistic meta:table-count="23" meta:image-count="0" meta:object-count="0" meta:page-count="9" meta:paragraph-count="172" meta:word-count="2533" meta:character-count="14711" meta:non-whitespace-character-count="12267"/>
  </office:meta>
</office:document-meta>
</file>